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952cm" fo:min-width="2.751cm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895cm" svg:height="4.826cm" svg:x="2.143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5cm" svg:height="4.826cm" svg:x="2.2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5cm" svg:height="4.826cm" svg:x="2.201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5cm" svg:height="4.826cm" svg:x="12.17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683cm" svg:y1="16.494cm" svg:x2="4.683cm" svg:y2="21.193cm">
          <text:p/>
        </draw:line>
        <draw:line draw:style-name="gr2" draw:text-style-name="P2" draw:layer="layout" svg:x1="4.683cm" svg:y1="7.35cm" svg:x2="4.683cm" svg:y2="11.541cm">
          <text:p/>
        </draw:line>
        <draw:line draw:style-name="gr2" draw:text-style-name="P2" draw:layer="layout" svg:x1="14.335cm" svg:y1="16.494cm" svg:x2="6.715cm" svg:y2="22.082cm">
          <text:p/>
        </draw:line>
      </draw:page>
      <draw:page draw:name="page2" draw:style-name="dp1" draw:master-page-name="Default">
        <draw:custom-shape draw:style-name="gr1" draw:text-style-name="P1" draw:layer="layout" svg:width="4.895cm" svg:height="4.826cm" svg:x="3.513cm" svg:y="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34cm" svg:y1="9.128cm" svg:x2="7.858cm" svg:y2="18.399cm">
          <text:p/>
        </draw:line>
        <draw:custom-shape draw:style-name="gr1" draw:text-style-name="P1" draw:layer="layout" svg:width="4.895cm" svg:height="4.826cm" svg:x="14.716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39cm" svg:y1="7.477cm" svg:x2="14.97cm" svg:y2="11.414cm">
          <text:p/>
        </draw:line>
        <draw:custom-shape draw:style-name="gr1" draw:text-style-name="P1" draw:layer="layout" svg:width="4.895cm" svg:height="4.826cm" svg:x="5.681cm" svg:y="18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05cm" svg:y1="14.462cm" svg:x2="10.144cm" svg:y2="19.4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4T11:25:12.036000000</meta:creation-date>
    <dc:date>2021-01-14T11:39:28.791000000</dc:date>
    <meta:editing-duration>PT1M26S</meta:editing-duration>
    <meta:editing-cycles>1</meta:editing-cycles>
    <meta:document-statistic meta:object-count="13"/>
    <meta:generator>LibreOffice/6.4.7.2$Windows_X86_64 LibreOffice_project/639b8ac485750d5696d7590a72ef1b496725cfb5</meta:generator>
  </office:meta>
</office:document-meta>
</file>